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Standard" style:family="paragraph">
      <style:paragraph-properties fo:border-top="none" fo:border-left="none" fo:border-bottom="0.0138in solid #000000" fo:border-right="none" fo:padding-top="0in" fo:padding-left="0in" fo:padding-bottom="0.0277in" fo:padding-right="0in" style:shadow="none"/>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Standard" style:list-style-name="LFO1" style:family="paragraph"/>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office:automatic-styles>
  <office:body>
    <office:text text:use-soft-page-breaks="true">
      <text:p text:style-name="P1"><text:tab/><text:tab/><text:tab/><text:tab/><text:tab/></text:p>
      <text:p text:style-name="Standard"/>
      <text:p text:style-name="Standard"><text:tab/><text:tab/><text:tab/><text:tab/><text:tab/><text:span text:style-name="T2">Pédagogie ouverte</text:span></text:p>
      <text:p text:style-name="Standard"/>
      <text:p text:style-name="Standard"><text:span text:style-name="T3">No. 68</text:span></text:p>
      <text:p text:style-name="P4"/>
      <text:p text:style-name="Standard"/>
      <text:p text:style-name="Standard"/>
      <text:p text:style-name="Standard"><text:span text:style-name="T5"><text:tab/></text:span><text:span text:style-name="T6"><text:tab/>RIEN N’EST PLUS INÉGAL QUE LE TRAITEMENT</text:span></text:p>
      <text:p text:style-name="Standard"><text:span text:style-name="T7"><text:tab/></text:span><text:span text:style-name="T8"><text:tab/>ÉGAL DES INÉGALITÉS- JOHN TERRY</text:span></text:p>
      <text:p text:style-name="Standard"/>
      <text:p text:style-name="Standard"><text:span text:style-name="T9"><text:tab/></text:span><text:span text:style-name="T10"><text:tab/></text:span></text:p>
      <text:p text:style-name="Standard"><text:span text:style-name="T11"><text:tab/></text:span><text:span text:style-name="T12"><text:tab/></text:span><text:span text:style-name="T13"><text:tab/></text:span><text:span text:style-name="T14"><text:tab/></text:span><text:span text:style-name="T15"><text:tab/>Pure ou appliqué</text:span></text:p>
      <text:p text:style-name="Standard"/>
      <text:p text:style-name="Standard">Que faut-il savoir de l’automobile<text:s/>pour obtenir un permis de conduire? Que dois-tu connaître de ton automobile pour bien la conduire? Et que dois-tu savoir de toi-même? Est-ce qu’en savoir davantage sur les automobiles ferait de toi un meilleur conducteur? Les mêmes questions pourraient se<text:s/>poser sur les mathématiques ou sur les autres matières académiques. Voilà quelques questions soulevées lors de discussions récentes et je ne suis pas convaincu d’en connaître les réponses.</text:p>
      <text:p text:style-name="Standard"/>
      <text:p text:style-name="Standard">Devrions-nous enseigner les mathématiques « pures » ou « appliquées » dans nos institutions, ou une combinaison des deux? Les niveaux scolaires devraient-ils refléter une connaissance des mathématiques pures ou appliquées? J’ai trouvé hier une réponse dans un <text:s/>vieux dossier. Dans celui-ci, Spadey nous mettait en garde de<text:s/>permettre aux mathématiciens et aux enseignants de décider quelles mathématiques il faut enseigner. Ce qu’il faudrait enseigner devrait refléter l’utilisation que fait la communauté des mathématiques dans la vie quotidienne. Avons-nous erré dans ce domaine au fil des ans?</text:p>
      <text:p text:style-name="Standard"/>
      <text:p text:style-name="Standard">Je sais que certains enseignants utilisent l’approche de la mesure holistique. Selon mon expérience, cette approche apparaît réaliste, mais je sais que certains connaissent des difficultés avec son application. Il semble que certaines écoles embauchent des diplômés en ingénierie plutôt <text:s/>que des étudiants en mathématiques pour l’enseignement des mathématiques.</text:p>
      <text:p text:style-name="Standard"/>
      <text:p text:style-name="Standard">Nos lecteurs comprendront que la clarté est l’une de mes obsessions. Si la question vous intéresse, j’attire votre attention sur<text:s/>l’article du Globe and Mail du samedi, 15 septembre 2018, intitulé « Ce qu’un dictionnaire peut faire », de John Ralston Saul. Ses commentaires sur « l’écriture  académique » pourraient également vous intéresser.</text:p>
      <text:p text:style-name="Standard"/>
      <text:p text:style-name="Standard">Au cours des dernières semaines les médias<text:s/>ont rapporté un certain nombre de carences en mathématiques en Ontario et en Alberta. Il semblerait que les améliorations, à cet égard, ne rencontreraient pas les attentes exprimées.</text:p>
      <text:p text:style-name="Standard"/>
      <text:p text:style-name="Standard"><text:tab/><text:tab/><text:tab/><text:tab/><text:tab/><text:span text:style-name="T16">L’étude de Souris</text:span></text:p>
      <text:p text:style-name="Standard"/>
      <text:p text:style-name="Standard">Éducation 20/20 a entrepris une étude sur les besoins en éducation continue dans la région de Souris. Une analyse communautaire <text:s/>a été complétée et les entrevues progressent. Cette étude est soutenue financièrement par le Ministère de la Main d’œuvre et des Études supérieures ainsi que par l’Entente Canada-ÎPÉ sur le développement du marché du travail.</text:p>
      <text:p text:style-name="Standard"/>
      <text:p text:style-name="Standard"><text:tab/><text:tab/><text:tab/><text:tab/><text:tab/><text:span text:style-name="T17">La décision de Stratford</text:span></text:p>
      <text:p text:style-name="Standard"/>
      <text:p text:style-name="Standard">Je crois que la décision d’implanter un centre de services en éducation à Stratford était une décision positive; les prochaines étapes seront également importantes. Je trouve qu’il existe un manque de services en éducation dans la plupart des communautés. À Souris, par exemple, le Premier ministre seul <text:s/>a la responsabilité générale de l’éducation. Par conséquent les services sont généralement de nature ponctuelle, non coordonnés ou même non existants.</text:p>
      <text:p text:style-name="Standard"/>
      <text:p text:style-name="Standard">Les communautés devraient donc considérer toutes leurs options, notamment :</text:p>
      <text:p text:style-name="Standard"/>
      <text:list text:style-name="LFO1" text:continue-numbering="true">
        <text:list-item>
          <text:p text:style-name="P18">L’école traditionnelle ou les écoles en général;</text:p>
        </text:list-item>
        <text:list-item>
          <text:p text:style-name="P19">Un école communautaire est une école publique desservant une clientèle plus large que la population scolaire quotidienne;</text:p>
        </text:list-item>
        <text:list-item>
          <text:p text:style-name="P20">Un centre de services en éducation tournée vers la prestation de services pour l’ensemble des besoins de la communauté, incluant un service d’information et de conseils en instruction pour la population jusqu’à l’âge de 18 ans, des cours postsecondaires complémentaires et un ensemble de formations en éducation continue dont la plupart seraient autofinancées;</text:p>
        </text:list-item>
        <text:list-item>
          <text:p text:style-name="P21">Des centres communautaires de services en éducation devant inclure des services tels que l’éducation, la santé, les loisirs, les bibliothèques, etc, tels que déterminés par la communauté.</text:p>
        </text:list-item>
      </text:list>
      <text:p text:style-name="Standard"/>
      <text:p text:style-name="Standard">Don Glendenning,</text:p>
      <text:p text:style-name="Standard">Éditeur</text:p>
      <text:p text:style-name="Standard"/>
      <text:p text:style-name="Standard"/>
      <text:p text:style-name="Standard"><text:tab/><text:tab/><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n</meta:initial-creator>
    <dc:creator>Don Glendenning</dc:creator>
    <meta:creation-date>2018-10-01T16:36:00Z</meta:creation-date>
    <dc:date>2018-10-01T16:36:00Z</dc:date>
    <meta:template xlink:href="Normal" xlink:type="simple"/>
    <meta:editing-cycles>2</meta:editing-cycles>
    <meta:editing-duration>PT60S</meta:editing-duration>
    <meta:document-statistic meta:page-count="2" meta:paragraph-count="7" meta:word-count="575" meta:character-count="3847" meta:row-count="27" meta:non-whitespace-character-count="3279"/>
  </office:meta>
</office:document-meta>
</file>